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0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oot process</text:p>
          </draw:text-box>
        </draw:frame>
        <draw:frame presentation:style-name="pr2" draw:text-style-name="P1" draw:layer="layout" svg:width="7cm" svg:height="3.4cm" svg:x="20cm" svg:y="16.6cm" presentation:class="subtitle" presentation:user-transformed="true">
          <draw:text-box>
            <text:p>Submitted by vignesh km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text:line-break/></text:p>
          </draw:text-box>
        </draw:frame>
        <draw:frame draw:style-name="gr2" draw:text-style-name="P3" draw:layer="layout" svg:width="27.765cm" svg:height="12.3cm" svg:x="0.235cm" svg:y="5.5cm">
          <draw:text-box>
            <text:p text:style-name="P2"><text:span text:style-name="T1">the system tests the hardware, loads and runs the operating system, and configures devices To boot the operating system,</text:span></text:p>
            <text:p text:style-name="P2"><text:span text:style-name="T1"><text:s/></text:span><text:span text:style-name="T1">the following resources are required:</text:span></text:p>
            <text:p text:style-name="P2"><text:span text:style-name="T1">A boot image that can be loaded after the machine is turned on or reset. Access to the root (/) and /usr file systems</text:span></text:p>
          </draw:text-box>
        </draw:frame>
        <draw:frame presentation:style-name="pr5" draw:text-style-name="P5" draw:layer="layout" svg:width="25.5cm" svg:height="13cm" svg:x="1cm" svg:y="5.5cm" presentation:class="subtitle">
          <draw:text-box>
            <text:list text:style-name="L2">
              <text:list-item>
                <text:p text:style-name="P4"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Gate way</text:p>
              </text:list-item>
              <text:list-item>
                <text:p>Rugged board</text:p>
              </text:list-item>
              <text:list-item>
                <text:p>Phycore a5d2x</text:p>
              </text:list-item>
              <text:list-item>
                <text:p>Atmel sama5d7</text:p>
              </text:list-item>
              <text:list-item>
                <text:p>Arm cortex a5</text:p>
              </text:list-item>
              <text:list-item>
                <text:p>armv7a</text:p>
              </text:list-item>
            </text:list>
          </draw:text-box>
        </draw:frame>
        <draw:line draw:style-name="gr3" draw:text-style-name="P6" draw:layer="layout" svg:x1="6.4cm" svg:y1="6cm" svg:x2="15.4cm" svg:y2="6cm">
          <text:p/>
        </draw:line>
        <draw:line draw:style-name="gr4" draw:text-style-name="P7" draw:layer="layout" svg:x1="15.2cm" svg:y1="6.2cm" svg:x2="15.2cm" svg:y2="7.2cm">
          <text:p/>
        </draw:line>
        <draw:line draw:style-name="gr4" draw:text-style-name="P7" draw:layer="layout" svg:x1="8.4cm" svg:y1="7.4cm" svg:x2="15.2cm" svg:y2="7.4cm">
          <text:p/>
        </draw:line>
        <draw:line draw:style-name="gr4" draw:text-style-name="P7" draw:layer="layout" svg:x1="8.6cm" svg:y1="9cm" svg:x2="15.2cm" svg:y2="9cm">
          <text:p/>
        </draw:line>
        <draw:line draw:style-name="gr4" draw:text-style-name="P7" draw:layer="layout" svg:x1="9.2cm" svg:y1="10.4cm" svg:x2="15.2cm" svg:y2="10.4cm">
          <text:p/>
        </draw:line>
        <draw:line draw:style-name="gr4" draw:text-style-name="P7" draw:layer="layout" svg:x1="8.4cm" svg:y1="11.8cm" svg:x2="15.2cm" svg:y2="11.8cm">
          <text:p/>
        </draw:line>
        <draw:line draw:style-name="gr4" draw:text-style-name="P7" draw:layer="layout" svg:x1="5.2cm" svg:y1="13.4cm" svg:x2="15.2cm" svg:y2="13.2cm">
          <text:p/>
        </draw:line>
        <draw:line draw:style-name="gr4" draw:text-style-name="P7" draw:layer="layout" svg:x1="15.2cm" svg:y1="7.6cm" svg:x2="15.2cm" svg:y2="9cm">
          <text:p/>
        </draw:line>
        <draw:line draw:style-name="gr4" draw:text-style-name="P7" draw:layer="layout" svg:x1="15.2cm" svg:y1="9.2cm" svg:x2="15.2cm" svg:y2="10.4cm">
          <text:p/>
        </draw:line>
        <draw:line draw:style-name="gr4" draw:text-style-name="P7" draw:layer="layout" svg:x1="15.2cm" svg:y1="10.6cm" svg:x2="15.2cm" svg:y2="11.8cm">
          <text:p/>
        </draw:line>
        <draw:line draw:style-name="gr4" draw:text-style-name="P7" draw:layer="layout" svg:x1="15.2cm" svg:y1="12cm" svg:x2="15.2cm" svg:y2="13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 steps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Bootstrap <text:s text:c="8"/>rugged board githububoot rba5d2x <text:s text:c="7"/>At9bootstrap <text:s text:c="10"/>rba5d2x </text:p>
              </text:list-item>
              <text:list-item>
                <text:p/>
              </text:list-item>
              <text:list-item>
                <text:p>LINUX4SOM</text:p>
              </text:list-item>
              <text:list-item>
                <text:p>At9bootstrap rba5d2x</text:p>
              </text:list-item>
              <text:list-item>
                <text:p/>
              </text:list-item>
              <text:list-item>
                <text:p>Bootrom </text:p>
              </text:list-item>
              <text:list-item>
                <text:p>Rom code <text:s/>boot media </text:p>
              </text:list-item>
              <text:list-item>
                <text:p>At91bootstrap <text:s/>sram</text:p>
              </text:list-item>
              <text:list-item>
                <text:p>u-boot/barebox/ sdram/dram</text:p>
              </text:list-item>
              <text:list-item>
                <text:p>Linuxkarnal</text:p>
              </text:list-item>
              <text:list-item>
                <text:p/>
              </text:list-item>
              <text:list-item>
                <text:p><text:s text:c="3"/></text:p>
              </text:list-item>
            </text:list>
          </draw:text-box>
        </draw:frame>
        <draw:line draw:style-name="gr4" draw:text-style-name="P7" draw:layer="layout" svg:x1="4.8cm" svg:y1="5.8cm" svg:x2="6.2cm" svg:y2="5.8cm">
          <text:p/>
        </draw:line>
        <draw:line draw:style-name="gr4" draw:text-style-name="P7" draw:layer="layout" svg:x1="20.2cm" svg:y1="6cm" svg:x2="21.4cm" svg:y2="6cm">
          <text:p/>
        </draw:line>
        <draw:line draw:style-name="gr4" draw:text-style-name="P7" draw:layer="layout" svg:x1="0.8cm" svg:y1="6.6cm" svg:x2="3cm" svg:y2="6.6cm">
          <text:p/>
        </draw:line>
        <draw:line draw:style-name="gr3" draw:text-style-name="P6" draw:layer="layout" svg:x1="9.6cm" svg:y1="12.8cm" svg:x2="15.2cm" svg:y2="12.8cm">
          <text:p/>
        </draw:line>
        <draw:line draw:style-name="gr4" draw:text-style-name="P7" draw:layer="layout" svg:x1="15.2cm" svg:y1="12.8cm" svg:x2="8.8cm" svg:y2="14cm">
          <text:p/>
        </draw:line>
        <draw:line draw:style-name="gr4" draw:text-style-name="P7" draw:layer="layout" svg:x1="15.2cm" svg:y1="13cm" svg:x2="11.6cm" svg:y2="15cm">
          <text:p/>
        </draw:line>
        <draw:line draw:style-name="gr4" draw:text-style-name="P7" draw:layer="layout" svg:x1="15.2cm" svg:y1="13cm" svg:x2="12.2cm" svg:y2="16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roduct name : rugged board </text:p>
              </text:list-item>
              <text:list-item>
                <text:p>Types :</text:p>
              </text:list-item>
              <text:list-item>
                <text:p>ARCH :ARM-Cortex </text:p>
              </text:list-item>
              <text:list-item>
                <text:p>CORE :SAMA5D2xClock</text:p>
              </text:list-item>
              <text:list-item>
                <text:p>SOC :Microchip ATSAMA5d2x Cortex-A5</text:p>
              </text:list-item>
              <text:list-item>
                <text:p>SOM: phyCORE-A5D2x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6T12:51:43.626423038</meta:creation-date>
    <meta:editing-duration>PT27M23S</meta:editing-duration>
    <meta:editing-cycles>5</meta:editing-cycles>
    <meta:generator>LibreOffice/6.0.7.3$Linux_X86_64 LibreOffice_project/00m0$Build-3</meta:generator>
    <dc:title>Alizarin</dc:title>
    <dc:date>2023-02-16T15:20:41.550251690</dc:date>
    <meta:document-statistic meta:object-count="75"/>
  </office:meta>
</office:document-meta>
</file>